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8349028" text:style-name="L1">
        <text:list-item>
          <text:p text:style-name="P1">Przyczyną podjęcia realizacji projektu jest usprawnienie działania biura podróży w internecie i korzystanie z niego bez wychodzenia z domu. Klienci serwisu będą mieć możliwość rozmowy z konsultantem w celu wybrania najbardziej odpowiedniej oferty. Celem jest również dotarcie do szerszego grona odbiorców poprzez tańsze oferty niż w stacjonarnym biurze podróży. Korzyścią jest również dostęp do wszystkich ofert na rynku poczynając od lotów pasażerskich, wczasów w krajach egzotycznych na przejazdach autokarowych kończąc.</text:p>
        </text:list-item>
        <text:list-item>
          <text:p text:style-name="P1">Zlecający realizację: Biuro Podróży „Itaka”</text:p>
          <text:p text:style-name="P1">Ewentualni nabywcy: wszystkie osoby, które chcą podróżować. </text:p>
          <text:p text:style-name="P1">Wpływ na przebieg realizacji projektu będzie miał wpływ właściciel firmy, informatyk firmy, kierownicy w poszczególnych punktach, pracownicy poszczególnych punktów, księgowy firmy.</text:p>
        </text:list-item>
        <text:list-item>
          <text:p text:style-name="P1">Użytkownicy:</text:p>
          <text:p text:style-name="P1">1.Właściciel-zarządzanie biurem, osoba odpowiedzialna za zatrudnianie pracowników.</text:p>
          <text:p text:style-name="P1">-umiejętność zarządzania zasobami ludzkimi</text:p>
          <text:p text:style-name="P1">-poziom znajomości technologii wykorzystywanej w sieci: brak</text:p>
          <text:p text:style-name="P1">-ważność użytkownika: kluczowy</text:p>
          <text:p text:style-name="P1">2.Informatyk firmy-rozwiązywanie bieżących problemów technicznych, wprowadzenie nowych rozwiązań informatycznych. </text:p>
          <text:p text:style-name="P1">-umiejętność programowania, umiejętność tworzenia stron internetowych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atalia Kowalska</meta:initial-creator>
    <meta:creation-date>2013-04-05T08:54:53.85</meta:creation-date>
    <dc:date>2013-04-12T09:11:33.39</dc:date>
    <dc:creator>Natalia Kowalska</dc:creator>
    <meta:editing-duration>PT1H16M37S</meta:editing-duration>
    <meta:editing-cycles>3</meta:editing-cycles>
    <meta:generator>OpenOffice.org/3.3$Win32 OpenOffice.org_project/330m20$Build-9567</meta:generator>
    <meta:document-statistic meta:table-count="0" meta:image-count="0" meta:object-count="0" meta:page-count="1" meta:paragraph-count="11" meta:word-count="144" meta:character-count="1220"/>
  </office:meta>
</office:document-meta>
</file>